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1c1c1c" draw:fill-color="#eeeeee" draw:textarea-horizontal-align="justify" draw:textarea-vertical-align="middle" draw:auto-grow-height="false" fo:min-height="6.038cm" fo:min-width="5.788cm" fo:wrap-option="wrap"/>
    </style:style>
    <style:style style:name="gr3" style:family="graphic" style:parent-style-name="standard">
      <style:graphic-properties svg:stroke-color="#cccccc" draw:fill-color="#ffffff" draw:textarea-horizontal-align="justify" draw:textarea-vertical-align="middle" draw:auto-grow-height="false" fo:min-height="1.469cm" fo:min-width="3.759cm"/>
      <style:paragraph-properties style:writing-mode="lr-tb"/>
    </style:style>
    <style:style style:name="gr4" style:family="graphic" style:parent-style-name="standard">
      <style:graphic-properties svg:stroke-color="#b2b2b2" draw:fill-color="#eeeeee" draw:opacity="0%" draw:textarea-horizontal-align="justify" draw:textarea-vertical-align="middle" draw:auto-grow-height="false" fo:min-height="2.042cm" fo:min-width="3.697cm"/>
      <style:paragraph-properties style:writing-mode="lr-tb"/>
    </style:style>
    <style:style style:name="gr5" style:family="graphic" style:parent-style-name="standard" style:list-style-name="L1">
      <style:graphic-properties svg:stroke-color="#dddddd" draw:fill-color="#ffffff" draw:textarea-horizontal-align="justify" draw:textarea-vertical-align="middle" draw:auto-grow-height="false" fo:min-height="2.042cm" fo:min-width="3.697cm"/>
      <style:paragraph-properties style:writing-mode="lr-tb"/>
    </style:style>
    <style:style style:name="gr6" style:family="graphic" style:parent-style-name="standard">
      <style:graphic-properties svg:stroke-color="#dddddd" draw:fill-color="#ffffff" draw:textarea-horizontal-align="justify" draw:textarea-vertical-align="middle" draw:auto-grow-height="false" fo:min-height="1.469cm" fo:min-width="3.759cm"/>
      <style:paragraph-properties style:writing-mode="lr-tb"/>
    </style:style>
    <style:style style:name="gr7" style:family="graphic" style:parent-style-name="standard">
      <style:graphic-properties svg:stroke-color="#dddddd" draw:fill-color="#cccccc" draw:textarea-horizontal-align="justify" draw:textarea-vertical-align="middle" draw:auto-grow-height="false" fo:min-height="7.746cm" fo:min-width="0.136cm"/>
    </style:style>
    <style:style style:name="gr8" style:family="graphic" style:parent-style-name="standard">
      <style:graphic-properties draw:stroke="none" draw:fill="none" fo:min-height="4.575cm"/>
      <style:paragraph-properties style:writing-mode="lr-tb"/>
    </style:style>
    <style:style style:name="gr9" style:family="graphic" style:parent-style-name="standard">
      <style:graphic-properties draw:stroke="none" draw:fill="none" fo:min-height="1.297cm"/>
      <style:paragraph-properties style:writing-mode="lr-tb"/>
    </style:style>
    <style:style style:name="gr10" style:family="graphic" style:parent-style-name="standard">
      <style:graphic-properties draw:stroke="none" draw:fill="none" fo:min-height="1.667cm"/>
      <style:paragraph-properties style:writing-mode="lr-tb"/>
    </style:style>
    <style:style style:name="gr11" style:family="graphic" style:parent-style-name="standard" style:list-style-name="L1">
      <style:graphic-properties svg:stroke-color="#dddddd" draw:fill-color="#ffffff" draw:textarea-horizontal-align="justify" draw:textarea-vertical-align="middle" draw:auto-grow-height="false" fo:min-height="2.615cm" fo:min-width="3.339cm"/>
      <style:paragraph-properties style:writing-mode="lr-tb"/>
    </style:style>
    <style:style style:name="gr12" style:family="graphic" style:parent-style-name="standard">
      <style:graphic-properties svg:stroke-color="#dddddd" draw:fill-color="#ffffff" draw:textarea-horizontal-align="justify" draw:textarea-vertical-align="middle" draw:auto-grow-height="false" fo:min-height="1.469cm" fo:min-width="3.463cm"/>
      <style:paragraph-properties style:writing-mode="lr-tb"/>
    </style:style>
    <style:style style:name="gr13" style:family="graphic" style:parent-style-name="standard">
      <style:graphic-properties svg:stroke-color="#1c1c1c" draw:fill-color="#eeeeee" draw:textarea-horizontal-align="justify" draw:textarea-vertical-align="middle" draw:auto-grow-height="false" fo:min-height="5.589cm" fo:min-width="5.642cm" fo:wrap-option="wrap"/>
    </style:style>
    <style:style style:name="gr14" style:family="graphic" style:parent-style-name="standard">
      <style:graphic-properties draw:stroke="none" draw:fill="none" fo:min-height="2.593cm"/>
      <style:paragraph-properties style:writing-mode="lr-tb"/>
    </style:style>
    <style:style style:name="gr15" style:family="graphic" style:parent-style-name="standard" style:list-style-name="L1">
      <style:graphic-properties svg:stroke-color="#dddddd" draw:fill-color="#ffffff" draw:textarea-horizontal-align="justify" draw:textarea-vertical-align="middle" draw:auto-grow-height="false" fo:min-height="1.469cm" fo:min-width="3.463cm"/>
      <style:paragraph-properties style:writing-mode="lr-tb"/>
    </style:style>
    <style:style style:name="gr16" style:family="graphic" style:parent-style-name="standard">
      <style:graphic-properties draw:stroke="none" draw:fill="none" fo:min-height="1.423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65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subtitle">
      <style:graphic-properties draw:fill-color="#ffffff" draw:textarea-vertical-align="top" draw:auto-grow-height="true" fo:min-height="10.589cm"/>
      <style:paragraph-properties style:writing-mode="lr-tb"/>
    </style:style>
    <style:style style:name="pr7" style:family="presentation" style:parent-style-name="Default-subtitle">
      <style:graphic-properties draw:fill-color="#ffffff" draw:auto-grow-height="true" fo:min-height="1.071cm"/>
      <style:paragraph-properties style:writing-mode="lr-tb"/>
    </style:style>
    <style:style style:name="pr8" style:family="presentation" style:parent-style-name="Default-subtitle">
      <style:graphic-properties draw:fill-color="#ffffff" draw:textarea-vertical-align="top" draw:auto-grow-height="true" fo:min-height="8.684cm"/>
      <style:paragraph-properties style:writing-mode="lr-tb"/>
    </style:style>
    <style:style style:name="pr9" style:family="presentation" style:parent-style-name="Default-subtitle">
      <style:graphic-properties draw:fill-color="#ffffff" draw:textarea-vertical-align="top" draw:auto-grow-height="true" fo:min-height="11.065cm"/>
      <style:paragraph-properties style:writing-mode="lr-tb"/>
    </style:style>
    <style:style style:name="pr10" style:family="presentation" style:parent-style-name="Default-subtitle">
      <style:graphic-properties draw:fill-color="#ffffff" fo:min-height="1.905cm"/>
      <style:paragraph-properties style:writing-mode="lr-tb"/>
    </style:style>
    <style:style style:name="pr11" style:family="presentation" style:parent-style-name="Default-subtitle">
      <style:graphic-properties draw:fill-color="#ffffff" draw:textarea-vertical-align="top" draw:auto-grow-height="true" fo:min-height="1.905cm"/>
      <style:paragraph-properties style:writing-mode="lr-tb"/>
    </style:style>
    <style:style style:name="pr12" style:family="presentation" style:parent-style-name="Default-subtitle">
      <style:graphic-properties draw:fill-color="#ffffff" draw:textarea-vertical-align="top" draw:auto-grow-height="true" fo:min-height="6.985cm"/>
      <style:paragraph-properties style:writing-mode="lr-tb"/>
    </style:style>
    <style:style style:name="pr13" style:family="presentation" style:parent-style-name="Default-subtitle">
      <style:graphic-properties draw:fill-color="#ffffff" draw:textarea-vertical-align="top" draw:auto-grow-height="true" fo:min-height="7.62cm"/>
      <style:paragraph-properties style:writing-mode="lr-tb"/>
    </style:style>
    <style:style style:name="pr14" style:family="presentation" style:parent-style-name="Default-subtitle">
      <style:graphic-properties draw:fill-color="#ffffff" draw:textarea-vertical-align="top" draw:auto-grow-height="true" fo:min-height="8.255cm"/>
      <style:paragraph-properties style:writing-mode="lr-tb"/>
    </style:style>
    <style:style style:name="P1" style:family="paragraph">
      <style:paragraph-properties style:writing-mode="lr-tb"/>
      <style:text-properties fo:font-size="24pt" style:font-size-asian="24pt" style:font-size-complex="24pt"/>
    </style:style>
    <style:style style:name="P2" style:family="paragraph">
      <loext:graphic-properties draw:fill-color="#ffffff"/>
      <style:paragraph-properties style:writing-mode="lr-tb"/>
      <style:text-properties fo:font-size="16pt" style:font-size-asian="16pt" style:font-size-complex="16pt"/>
    </style:style>
    <style:style style:name="P3" style:family="paragraph">
      <loext:graphic-properties draw:fill-color="#ffffff"/>
      <style:paragraph-properties style:writing-mode="lr-tb"/>
    </style:style>
    <style:style style:name="P4" style:family="paragraph">
      <style:paragraph-properties style:writing-mode="lr-tb"/>
      <style:text-properties fo:font-size="18pt" style:font-size-asian="18pt" style:font-size-complex="18pt"/>
    </style:style>
    <style:style style:name="P5" style:family="paragraph">
      <style:paragraph-properties fo:margin-top="0.5cm" fo:margin-bottom="0cm"/>
    </style:style>
    <style:style style:name="P6" style:family="paragraph">
      <style:text-properties fo:font-size="24pt" style:font-size-asian="24pt" style:font-size-complex="24pt"/>
    </style:style>
    <style:style style:name="P7" style:family="paragraph">
      <loext:graphic-properties draw:fill-color="#eeeeee"/>
      <style:paragraph-properties fo:text-align="center"/>
    </style:style>
    <style:style style:name="P8" style:family="paragraph">
      <style:paragraph-properties fo:text-align="center"/>
      <style:text-properties fo:font-size="16pt" style:font-size-asian="16pt" style:font-size-complex="16pt"/>
    </style:style>
    <style:style style:name="P9" style:family="paragraph">
      <style:paragraph-properties fo:text-align="start"/>
      <style:text-properties fo:font-size="20pt" style:font-size-asian="20pt" style:font-size-complex="20pt"/>
    </style:style>
    <style:style style:name="P10" style:family="paragraph">
      <style:paragraph-properties fo:margin-left="0cm" fo:margin-right="0cm" fo:text-align="start" fo:text-indent="0cm"/>
      <style:text-properties fo:font-size="20pt" style:font-size-asian="20pt" style:font-size-complex="20pt"/>
    </style:style>
    <style:style style:name="P11" style:family="paragraph">
      <loext:graphic-properties draw:fill-color="#ffffff"/>
      <style:paragraph-properties fo:text-align="start"/>
      <style:text-properties fo:font-size="20pt" style:font-size-asian="20pt" style:font-size-complex="20pt"/>
    </style:style>
    <style:style style:name="P12" style:family="paragraph">
      <style:text-properties fo:font-size="18pt" fo:font-weight="bold" style:font-size-asian="18pt" style:font-weight-asian="bold" style:font-size-complex="18pt" style:font-weight-complex="bold"/>
    </style:style>
    <style:style style:name="P13" style:family="paragraph">
      <loext:graphic-properties draw:fill-color="#ffffff"/>
      <style:text-properties fo:font-size="18pt" fo:font-weight="bold" style:font-size-asian="18pt" style:font-weight-asian="bold" style:font-size-complex="18pt" style:font-weight-complex="bold"/>
    </style:style>
    <style:style style:name="P14" style:family="paragraph">
      <loext:graphic-properties draw:fill-color="#ffffff"/>
    </style:style>
    <style:style style:name="P15" style:family="paragraph">
      <style:paragraph-properties fo:margin-top="0.5cm" fo:margin-bottom="0cm" fo:text-align="center"/>
      <style:text-properties fo:font-size="16pt" style:font-size-asian="16pt" style:font-size-complex="16pt"/>
    </style:style>
    <style:style style:name="P16" style:family="paragraph">
      <style:paragraph-properties fo:text-align="center"/>
      <style:text-properties fo:font-size="10pt" style:font-size-asian="10pt" style:font-size-complex="10pt"/>
    </style:style>
    <style:style style:name="P17" style:family="paragraph">
      <style:paragraph-properties fo:text-align="start"/>
      <style:text-properties fo:font-size="14pt" style:font-size-asian="14pt" style:font-size-complex="14pt"/>
    </style:style>
    <style:style style:name="P18" style:family="paragraph">
      <loext:graphic-properties draw:fill-color="#ffffff"/>
      <style:paragraph-properties fo:text-align="start"/>
      <style:text-properties fo:font-size="14pt" style:font-size-asian="14pt" style:font-size-complex="14pt"/>
    </style:style>
    <style:style style:name="P19" style:family="paragraph">
      <style:paragraph-properties fo:text-align="center"/>
      <style:text-properties fo:font-size="12pt" style:font-size-asian="12pt" style:font-size-complex="12pt"/>
    </style:style>
    <style:style style:name="P20" style:family="paragraph">
      <loext:graphic-properties draw:fill-color="#ffffff"/>
      <style:paragraph-properties fo:text-align="center"/>
      <style:text-properties fo:font-size="12pt" style:font-size-asian="12pt" style:font-size-complex="12pt"/>
    </style:style>
    <style:style style:name="P21" style:family="paragraph">
      <style:paragraph-properties fo:margin-left="0cm" fo:margin-right="0cm" fo:margin-top="0cm" fo:margin-bottom="0cm" fo:line-height="100%" fo:text-align="center" fo:text-indent="0cm"/>
      <style:text-properties fo:font-size="12pt" style:font-size-asian="12pt" style:font-size-complex="12pt"/>
    </style:style>
    <style:style style:name="P22" style:family="paragraph">
      <loext:graphic-properties draw:fill-color="#eeeeee" draw:opacity="0%"/>
      <style:paragraph-properties fo:text-align="center"/>
      <style:text-properties fo:font-size="12pt" style:font-size-asian="12pt" style:font-size-complex="12pt"/>
    </style:style>
    <style:style style:name="P23" style:family="paragraph">
      <loext:graphic-properties draw:fill-color="#ffffff"/>
      <style:paragraph-properties fo:margin-left="0cm" fo:margin-right="0cm" fo:margin-top="0cm" fo:margin-bottom="0cm" fo:line-height="100%" fo:text-align="center" fo:text-indent="0cm"/>
      <style:text-properties fo:font-size="12pt" style:font-size-asian="12pt" style:font-size-complex="12pt"/>
    </style:style>
    <style:style style:name="P24" style:family="paragraph">
      <loext:graphic-properties draw:fill-color="#cccccc"/>
      <style:paragraph-properties fo:text-align="center"/>
    </style:style>
    <style:style style:name="P25" style:family="paragraph">
      <style:text-properties fo:font-size="12pt" style:font-size-asian="12pt" style:font-size-complex="12pt"/>
    </style:style>
    <style:style style:name="P26" style:family="paragraph">
      <loext:graphic-properties draw:fill="none"/>
      <style:text-properties fo:font-size="12pt" style:font-size-asian="12pt" style:font-size-complex="12pt"/>
    </style:style>
    <style:style style:name="P27" style:family="paragraph">
      <style:text-properties fo:font-size="11pt" style:font-size-asian="11pt" style:font-size-complex="11pt"/>
    </style:style>
    <style:style style:name="P28" style:family="paragraph">
      <loext:graphic-properties draw:fill="none"/>
      <style:text-properties fo:font-size="11pt" style:font-size-asian="11pt" style:font-size-complex="11pt"/>
    </style:style>
    <style:style style:name="P29" style:family="paragraph">
      <style:paragraph-properties fo:text-align="center"/>
    </style:style>
    <style:style style:name="P30" style:family="paragraph">
      <style:paragraph-properties style:writing-mode="lr-tb"/>
    </style:style>
    <style:style style:name="P31" style:family="paragraph">
      <loext:graphic-properties draw:fill="none"/>
    </style:style>
    <style:style style:name="P32" style:family="paragraph">
      <style:paragraph-properties fo:text-align="start"/>
    </style:style>
    <style:style style:name="P33" style:family="paragraph">
      <style:paragraph-properties fo:text-align="start" style:writing-mode="lr-tb"/>
      <style:text-properties fo:font-size="20pt" style:font-size-asian="20pt" style:font-size-complex="20pt"/>
    </style:style>
    <style:style style:name="P34" style:family="paragraph">
      <style:paragraph-properties fo:margin-left="0cm" fo:margin-right="0cm" fo:margin-top="0cm" fo:margin-bottom="0cm" fo:line-height="100%" fo:text-align="center" fo:text-indent="0cm"/>
      <style:text-properties fo:font-size="10pt" style:font-size-asian="10pt" style:font-size-complex="10pt"/>
    </style:style>
    <style:style style:name="P35" style:family="paragraph">
      <loext:graphic-properties draw:fill-color="#ffffff"/>
      <style:paragraph-properties fo:margin-left="0cm" fo:margin-right="0cm" fo:margin-top="0cm" fo:margin-bottom="0cm" fo:line-height="100%" fo:text-align="center" fo:text-indent="0cm"/>
      <style:text-properties fo:font-size="10pt" style:font-size-asian="10pt" style:font-size-complex="10pt"/>
    </style:style>
    <style:style style:name="T1" style:family="text">
      <style:text-properties fo:font-size="24pt" style:font-size-asian="24pt" style:font-size-complex="24pt"/>
    </style:style>
    <style:style style:name="T2" style:family="text">
      <style:text-properties fo:font-size="16pt" style:font-size-asian="16pt" style:font-size-complex="16pt"/>
    </style:style>
    <style:style style:name="T3"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13pt" style:font-size-asian="13pt" style:font-size-complex="13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font-size-asian="10pt" style:font-size-complex="10pt"/>
    </style:style>
    <style:style style:name="T1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normal" style:font-size-asian="16pt" style:font-weight-asian="normal" style:font-size-complex="16pt" style:font-weight-complex="normal"/>
    </style:style>
    <style:style style:name="T2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Dateze App</text:span></text:p>
          </draw:text-box>
        </draw:frame>
        <draw:frame presentation:style-name="pr2" draw:text-style-name="P2" draw:layer="layout" svg:width="24cm" svg:height="2.659cm" svg:x="1.905cm" svg:y="11.311cm" presentation:class="subtitle" presentation:user-transformed="true">
          <draw:text-box>
            <text:p><text:span text:style-name="T2">Improving relationships by allowing people who knows "how to communicate properly" </text:span></text:p>
            <text:p><text:span text:style-name="T2">and people with "better understanding of self" find each other more convenientl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Dating apps in 2022</text:span></text:p>
          </draw:text-box>
        </draw:frame>
        <draw:frame presentation:style-name="pr4" draw:text-style-name="P4" draw:layer="layout" svg:width="24cm" svg:height="10.16cm" svg:x="2.035cm" svg:y="3.704cm" presentation:class="outline" presentation:user-transformed="true">
          <draw:text-box>
            <text:list text:style-name="L2">
              <text:list-item>
                <text:p>Lack of authenticity</text:p>
                <text:list>
                  <text:list-item>
                    <text:p>No reward for staying longer, no substantial user generated activity</text:p>
                    <text:p/>
                  </text:list-item>
                </text:list>
              </text:list-item>
              <text:list-item>
                <text:p>Difficulty during initial conversation</text:p>
                <text:list>
                  <text:list-item>
                    <text:p>Texting lead to miscommunication often times during initial phase and it is really hard to come up with new and creative ways for breaking ice.</text:p>
                    <text:p/>
                  </text:list-item>
                </text:list>
              </text:list-item>
              <text:list-item>
                <text:p>Poor quality of matches</text:p>
                <text:list>
                  <text:list-item>
                    <text:p>Wrong main selection criteria,</text:p>
                    <text:list>
                      <text:list-item>
                        <text:p>Modern dating apps : “Liking similar thing” as main criteria is unsustainable as preferences kept changing with life exposure and maturity.</text:p>
                      </text:list-item>
                      <text:list-item>
                        <text:p>Matrimonial apps : “same community” as main criteria has no real utility in modern social structure. </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text:span text:style-name="T1">Solutions</text:span></text:p>
          </draw:text-box>
        </draw:frame>
        <draw:frame presentation:style-name="pr4" draw:text-style-name="P4" draw:layer="layout" svg:width="23.365cm" svg:height="10.16cm" svg:x="2.035cm" svg:y="3.504cm" presentation:class="outline" presentation:user-transformed="true">
          <draw:text-box>
            <text:list text:style-name="L2">
              <text:list-item>
                <text:p>Lack of authenticity</text:p>
                <text:list>
                  <text:list-item>
                    <text:p>We can improve authenticity by making Communication Score feedback from paid users as major criteria and expanding it’s use case to friendships in order to encourage people stay longer on platform. <text:s/></text:p>
                    <text:p/>
                  </text:list-item>
                </text:list>
              </text:list-item>
              <text:list-item>
                <text:p text:style-name="P5">Difficulty during initial conversation</text:p>
                <text:list>
                  <text:list-item>
                    <text:p>We can improve the initial conversation with the help of customized NFTs Stickers packs.</text:p>
                    <text:p/>
                  </text:list-item>
                </text:list>
              </text:list-item>
              <text:list-item>
                <text:p>Poor Quality of matches</text:p>
                <text:list>
                  <text:list-item>
                    <text:p>By making communication skills score as major criteria</text:p>
                    <text:list>
                      <text:list-item>
                        <text:p>Two people with good communication skills can form and sustain relationships more conveniently</text:p>
                      </text:list-item>
                    </text:list>
                  </text:list-item>
                  <text:list-item>
                    <text:p>By making SQ score as major criteria, </text:p>
                    <text:list>
                      <text:list-item>
                        <text:p><text:span text:style-name="T3">SQ score is </text:span><text:span text:style-name="T3">ability of an </text:span><text:span text:style-name="T3">individual to </text:span><text:span text:style-name="T3">keep oneself </text:span><text:span text:style-name="T3">mentally </text:span><text:span text:style-name="T3">stable</text:span>, two people with higher mental stability can form and sustain relationships more conveniently. SQ refers to “Understanding of self” and it can be calculated by “Psychometric Test”. Basically people become mentally unstable when they loose their ability to control things they consider “important” and the most important thing for human is “self” and in order to take control of self the understanding of self SQ comes.</text:p>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5" draw:text-style-name="P6" draw:layer="layout" svg:width="25.199cm" svg:height="2.629cm" svg:x="1.4cm" svg:y="0.628cm" presentation:class="title">
          <draw:text-box>
            <text:p text:style-name="P6"><text:span text:style-name="T1">Total Addressable Market (TAM)</text:span></text:p>
          </draw:text-box>
        </draw:frame>
        <draw:g>
          <draw:custom-shape draw:style-name="gr2" draw:text-style-name="P7" draw:layer="layout" svg:width="8.89cm" svg:height="8.89cm" svg:x="2.54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8" draw:layer="layout" svg:width="8.125cm" svg:height="5.205cm" svg:x="2.54cm" svg:y="6.985cm" presentation:class="outline" presentation:user-transformed="true">
            <draw:text-box>
              <text:list text:style-name="L2">
                <text:list-header>
                  <text:p text:style-name="P8"><text:span text:style-name="T4">Current Market </text:span><text:span text:style-name="T4">(TAM)</text:span></text:p>
                  <text:p text:style-name="P8"><text:span text:style-name="T1">100 Million Total </text:span><text:span text:style-name="T1">Users</text:span></text:p>
                  <text:p text:style-name="P8"><text:span text:style-name="T5">25 Million Authentic </text:span><text:span text:style-name="T5">Users</text:span></text:p>
                  <text:p text:style-name="P8"><text:span text:style-name="T6">8 Million Paid Users </text:span></text:p>
                  <text:p text:style-name="P8"><text:span text:style-name="T7">(33% of Authentic Users)</text:span></text:p>
                  <text:p text:style-name="P8"><text:span text:style-name="T8">$ 6.5 Billion USD</text:span></text:p>
                </text:list-header>
              </text:list>
            </draw:text-box>
          </draw:frame>
        </draw:g>
        <draw:frame presentation:style-name="pr6" draw:text-style-name="P11" draw:layer="layout" svg:width="13.396cm" svg:height="11.359cm" svg:x="12.639cm" svg:y="4.016cm" presentation:class="subtitle" presentation:user-transformed="true">
          <draw:text-box>
            <text:list text:style-name="L1">
              <text:list-header>
                <text:p text:style-name="P9"><text:span text:style-name="T9">Tinder</text:span></text:p>
                <text:list>
                  <text:list-item>
                    <text:p text:style-name="P10"><text:span text:style-name="T2">75 Million Monthly Active users</text:span></text:p>
                  </text:list-item>
                  <text:list-item>
                    <text:p text:style-name="P10"><text:span text:style-name="T2">10 Million Authentic Profiles</text:span></text:p>
                  </text:list-item>
                  <text:list-item>
                    <text:p text:style-name="P10"><text:span text:style-name="T2">4 Million Paid Users</text:span></text:p>
                  </text:list-item>
                </text:list>
              </text:list-header>
            </text:list>
            <text:p text:style-name="P9"><text:span text:style-name="T2"/></text:p>
            <text:p text:style-name="P9"><text:span text:style-name="T10">Matrimonial apps based on community as major criteria also falls under the category of dating and it is shrinking world wide due to open mindedness in society and it’s one time utility. </text:span></text:p>
            <text:p text:style-name="P9"><text:span text:style-name="T10"/></text:p>
            <text:p text:style-name="P9"><text:span text:style-name="T10">In India, Most users of matrimonial apps belong to city where open mindedness is rising so the relevance of matrimonial is reducing. In Tier 2/3 cities people don’t prefer finding someone with no mutual connection which reduce the relevancy of these sites further.</text:span></text:p>
            <text:p text:style-name="P9"><text:span text:style-name="T10"/></text:p>
            <text:p text:style-name="P9"><text:span text:style-name="T10">At world scale, matrimonial sites are quite insignificant due to cultural reasons. In fact, most community based matrimonial sites just changed themselves into dating apps utility wise. <text:s/></text:span></text:p>
            <text:p text:style-name="P9"><text:span text:style-name="T10"/></text:p>
            <text:p text:style-name="P9"><text:span text:style-name="T10">Only</text:span><text:span text:style-name="T11"> $ 300 Million out of $ 6.5 Billion</text:span><text:span text:style-name="T10"> is market share of </text:span><text:span text:style-name="T11">community based matrimonial sites </text:span><text:span text:style-name="T12">in the entire world</text:span><text:span text:style-name="T11">.</text:span></text:p>
            <text:p text:style-name="P9"><text:span text:style-name="T13"/></text:p>
            <text:p text:style-name="P9"><text:span text:style-name="T10"/></text:p>
          </draw:text-box>
        </draw:frame>
        <draw:frame presentation:style-name="pr7" draw:text-style-name="P13" draw:layer="layout" svg:width="8.89cm" svg:height="1.071cm" svg:x="8.89cm" svg:y="2.739cm">
          <draw:text-box>
            <text:p text:style-name="P12"><text:span text:style-name="T9">Top Down Analysis</text:span></text:p>
          </draw:text-box>
        </draw:frame>
        <presentation:notes draw:style-name="dp2">
          <draw:page-thumbnail draw:style-name="gr1" draw:layer="layout" svg:width="18.624cm" svg:height="10.476cm" svg:x="1.482cm" svg:y="2.123cm" draw:page-number="4" presentation:class="page"/>
          <draw:frame presentation:style-name="pr3" draw:text-style-name="P1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5" draw:text-style-name="P6" draw:layer="layout" svg:width="25.199cm" svg:height="2.629cm" svg:x="1.4cm" svg:y="0.628cm" presentation:class="title">
          <draw:text-box>
            <text:p text:style-name="P6"><text:span text:style-name="T1">Total Addressable Market </text:span></text:p>
          </draw:text-box>
        </draw:frame>
        <draw:g>
          <draw:custom-shape draw:style-name="gr2" draw:text-style-name="P7" draw:layer="layout" svg:width="8.89cm" svg:height="8.89cm" svg:x="2.54cm" svg:y="5.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4" draw:text-style-name="P16" draw:layer="layout" svg:width="8.255cm" svg:height="5.205cm" svg:x="2.54cm" svg:y="6.985cm" presentation:class="outline" presentation:user-transformed="true">
            <draw:text-box>
              <text:list text:style-name="L2">
                <text:list-header>
                  <text:p text:style-name="P15"><text:span text:style-name="T4">Potential TAM</text:span></text:p>
                  <text:p text:style-name="P8"><text:span text:style-name="T1">500 Million Total </text:span><text:span text:style-name="T1">Users*</text:span></text:p>
                  <text:p text:style-name="P8"><text:span text:style-name="T5">300 Million Authentic </text:span><text:span text:style-name="T5">Users*</text:span></text:p>
                  <text:p text:style-name="P8"><text:span text:style-name="T6">100 Million Paid Users* </text:span></text:p>
                  <text:p text:style-name="P8"><text:span text:style-name="T7">(33% of Authentic Users)</text:span></text:p>
                  <text:p text:style-name="P8"><text:span text:style-name="T8">$ 80 Billion USD*</text:span></text:p>
                </text:list-header>
              </text:list>
            </draw:text-box>
          </draw:frame>
        </draw:g>
        <draw:frame presentation:style-name="pr8" draw:text-style-name="P18" draw:layer="layout" svg:width="13.396cm" svg:height="8.684cm" svg:x="12.7cm" svg:y="5.08cm" presentation:class="subtitle" presentation:user-transformed="true">
          <draw:text-box>
            <text:list text:style-name="L1">
              <text:list-header>
                <text:p text:style-name="P17"><text:span text:style-name="T14">Instagram</text:span></text:p>
                <text:p text:style-name="P17"><text:span text:style-name="T13"/></text:p>
              </text:list-header>
              <text:list-item>
                <text:p text:style-name="P17"><text:span text:style-name="T13">Age group between 18-34 (70% of total 1.3 Billion Instagram users)</text:span></text:p>
                <text:p text:style-name="P17"><text:span text:style-name="T13"/></text:p>
              </text:list-item>
              <text:list-item>
                <text:p text:style-name="P17"><text:span text:style-name="T13">People open or looking for dating/friendships/marriage </text:span></text:p>
                <text:p text:style-name="P17"><text:span text:style-name="T13">and everything in between = 60% of 18-34 age group people = 1.3 Billion * 0.6 * 0.7 <text:s/>= 500 Million </text:span></text:p>
                <text:p text:style-name="P17"><text:span text:style-name="T13"/></text:p>
              </text:list-item>
              <text:list-item>
                <text:p text:style-name="P17"><text:span text:style-name="T13">After Improving Authenticity, Instagram has posts (user generated activity) which make 80-90% profile authentic.</text:span></text:p>
                <text:p text:style-name="P17"><text:span text:style-name="T13"/></text:p>
              </text:list-item>
              <text:list-item>
                <text:p text:style-name="P17"><text:span text:style-name="T13">By adding user generated activity factor (Communication + SQ rating) we potentially improve Authenticity from 25% to 60% in average case). </text:span></text:p>
              </text:list-item>
            </text:list>
          </draw:text-box>
        </draw:frame>
        <draw:frame presentation:style-name="pr7" draw:text-style-name="P13" draw:layer="layout" svg:width="8.89cm" svg:height="1.071cm" svg:x="9.525cm" svg:y="2.739cm">
          <draw:text-box>
            <text:p text:style-name="P12"><text:span text:style-name="T9">Bottom Up Analysis - Part I</text:span></text:p>
          </draw:text-box>
        </draw:frame>
        <presentation:notes draw:style-name="dp1">
          <draw:page-thumbnail draw:style-name="gr1" draw:layer="layout" svg:width="18.624cm" svg:height="10.476cm" svg:x="1.482cm" svg:y="2.123cm" draw:page-number="5" presentation:class="page"/>
          <draw:frame presentation:style-name="pr3" draw:text-style-name="P1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5" draw:text-style-name="P6" draw:layer="layout" svg:width="25.199cm" svg:height="2.629cm" svg:x="1.4cm" svg:y="0.628cm" presentation:class="title">
          <draw:text-box>
            <text:p text:style-name="P6"><text:span text:style-name="T1">Total Addressable Market </text:span></text:p>
          </draw:text-box>
        </draw:frame>
        <draw:frame presentation:style-name="pr9" draw:text-style-name="P18" draw:layer="layout" svg:width="13.97cm" svg:height="11.065cm" svg:x="12.7cm" svg:y="3.81cm" presentation:class="subtitle" presentation:user-transformed="true">
          <draw:text-box>
            <text:list text:style-name="L1">
              <text:list-header>
                <text:p text:style-name="P17"><text:span text:style-name="T11"/></text:p>
              </text:list-header>
              <text:list-item>
                <text:p text:style-name="P17"><text:span text:style-name="T11">Messenger apps </text:span><text:span text:style-name="T10">: Dateze has messenger feature or messenger inside web app like Facebook messenger can never provide privacy like native messenger app (WhatsApp, Telegram, Signal) because private key has to be stored in the device for asymmetric encryption.</text:span></text:p>
                <text:p text:style-name="P17"><text:span text:style-name="T10"/></text:p>
                <text:list>
                  <text:list-item>
                    <text:p text:style-name="P17"><text:span text:style-name="T10">We can redirect people from Dateze to messenger app when people are comfortable with each other for further conversations.</text:span><text:span text:style-name="T10"><text:line-break/></text:span><text:span text:style-name="T10"> </text:span></text:p>
                  </text:list-item>
                  <text:list-item>
                    <text:p text:style-name="P17"><text:span text:style-name="T10">People don’t use WhatsApp much in US due to no special benefits, with NFTs based stickers, we can attract more people. Stickers can make conversations more expressive and interesting.</text:span></text:p>
                  </text:list-item>
                </text:list>
                <text:p text:style-name="P17"><text:span text:style-name="T13"/></text:p>
              </text:list-item>
              <text:list-item>
                <text:p text:style-name="P17"><text:span text:style-name="T11">NFTs Art Platforms </text:span><text:span text:style-name="T10">: We can redirect people from sticker feature to our NFTs platforms. Currently there is no real utility of owning or creating NFTs based arts, Sticker feature can act as a gateway. Currently NFTs market place is 10 Billion USD and will be 300 Billion USD by 2030 which means there is lot to be done in this space.</text:span></text:p>
                <text:p text:style-name="P17"><text:span text:style-name="T10"/></text:p>
              </text:list-item>
              <text:list-item>
                <text:p text:style-name="P17"><text:span text:style-name="T11">Mental Health Platforms </text:span><text:span text:style-name="T10">: SQ feature can act as a gateway for mental health platforms, Mental Health industry will be $ 600 Billion USD in 2030 and currently it is $ 300 Billion USD which means there is a lot of problems which can be solved by technological platforms</text:span></text:p>
              </text:list-item>
            </text:list>
          </draw:text-box>
        </draw:frame>
        <draw:frame presentation:style-name="pr7" draw:text-style-name="P13" draw:layer="layout" svg:width="8.89cm" svg:height="1.071cm" svg:x="9.525cm" svg:y="2.739cm">
          <draw:text-box>
            <text:p text:style-name="P12"><text:span text:style-name="T9">Bottom Up Analysis – Part II</text:span></text:p>
          </draw:text-box>
        </draw:frame>
        <draw:g>
          <draw:custom-shape draw:style-name="gr3" draw:text-style-name="P20" draw:layer="layout" svg:width="4.445cm" svg:height="1.905cm" svg:x="7.62cm" svg:y="8.255cm">
            <text:p text:style-name="P19"><text:span text:style-name="T10">Messenger </text:span><text:span text:style-name="T10">apps</text:span></text:p>
            <text:p text:style-name="P19"><text:span text:style-name="T15">($ 100 Billion </text:span><text:span text:style-name="T15">USD+ </text:span><text:span text:style-name="T15">curr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2" draw:layer="layout" svg:width="4.445cm" svg:height="2.54cm" svg:x="7.62cm" svg:y="11.43cm">
            <text:p text:style-name="P19"><text:span text:style-name="T10">Mental Health platforms</text:span></text:p>
            <text:p text:style-name="P21"><text:span text:style-name="T16">(</text:span><text:span text:style-name="T15">$ 600 Billion USD+</text:span><text:span text:style-name="T16"> </text:span></text:p>
            <text:p text:style-name="P21"><text:span text:style-name="T16">by </text:span><text:span text:style-name="T15">2030</text:span><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23" draw:layer="layout" svg:width="4.445cm" svg:height="2.54cm" svg:x="1.27cm" svg:y="10.16cm">
            <text:p text:style-name="P21"><text:span text:style-name="T17">NFTs Art platforms</text:span><text:span text:style-name="T17"><text:line-break/></text:span><text:span text:style-name="T10">(</text:span><text:span text:style-name="T15">$ 300 Billion USD+</text:span><text:span text:style-name="T16"> </text:span></text:p>
            <text:p text:style-name="P21"><text:span text:style-name="T16">by </text:span><text:span text:style-name="T15">2030</text:span><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0" draw:layer="layout" svg:width="4.445cm" svg:height="1.905cm" svg:x="1.27cm" svg:y="6.985cm">
            <text:p text:style-name="P19"><text:span text:style-name="T10">Dateze app</text:span></text:p>
            <text:p text:style-name="P21"><text:span text:style-name="T15">($ 80 Billion USD+ </text:span><text:span text:style-name="T18">on</text:span><text:span text:style-name="T15"> successfu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24" draw:layer="layout" svg:width="0.635cm" svg:height="8.387cm" svg:x="6.35cm" svg:y="6.35cm">
          <text:p/>
          <draw:enhanced-geometry svg:viewBox="0 0 88 21600" draw:glue-points="44 ?f6 44 0 0 10800 44 21600 88 10800" draw:text-areas="0 ?f6 88 ?f3" draw:type="can" draw:modifiers="673.8706820194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6" draw:layer="layout" svg:width="5.715cm" svg:height="5.219cm" svg:x="0.635cm" svg:y="0.496cm">
          <draw:text-box>
            <text:p text:style-name="P25"><text:span text:style-name="T11">Analysis Methodology </text:span></text:p>
            <text:p text:style-name="P25"><text:span text:style-name="T11">reference : Uber</text:span></text:p>
            <text:p text:style-name="P25"><text:span text:style-name="T11"/></text:p>
            <text:p text:style-name="P25"><text:span text:style-name="T18"> </text:span><text:span text:style-name="T18">Uber mentioned 4 Billion USD <text:s/>(Top down) global market in pitch deck and after successful execution of same concept with slight variation it got evolved into 11 subsidiary and 75 Billion USD Market Cap and got into 7 Trillion USD <text:s/>(Bottom up) Transportation Market</text:span></text:p>
          </draw:text-box>
        </draw:frame>
        <draw:frame draw:style-name="gr9" draw:text-style-name="P28" draw:layer="layout" svg:width="5.08cm" svg:height="1.979cm" svg:x="0.635cm" svg:y="13.335cm">
          <draw:text-box>
            <text:p text:style-name="P27"><text:span text:style-name="T19">Potential Marketing funnel which could be built on the success of Dateze app</text:span></text:p>
          </draw:text-box>
        </draw:frame>
        <presentation:notes draw:style-name="dp1">
          <draw:page-thumbnail draw:style-name="gr1" draw:layer="layout" svg:width="18.624cm" svg:height="10.476cm" svg:x="1.482cm" svg:y="2.123cm" draw:page-number="6" presentation:class="page"/>
          <draw:frame presentation:style-name="pr3" draw:text-style-name="P1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Workoso App</text:span></text:p>
          </draw:text-box>
        </draw:frame>
        <draw:frame presentation:style-name="pr10" draw:text-style-name="P2" draw:layer="layout" svg:width="24cm" svg:height="1.905cm" svg:x="1.905cm" svg:y="12.065cm" presentation:class="subtitle" presentation:user-transformed="true">
          <draw:text-box>
            <text:p><text:span text:style-name="T2">Boosting economy by improving work review authenticity and work flexibility</text:span></text:p>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text-style-name="P30" draw:layer="layout" svg:width="25.199cm" svg:height="2.629cm" svg:x="1.4cm" svg:y="0.628cm" presentation:class="title">
          <draw:text-box>
            <text:p text:style-name="P29"><text:span text:style-name="T1">Work apps in 2022</text:span></text:p>
          </draw:text-box>
        </draw:frame>
        <draw:frame presentation:style-name="pr4" draw:text-style-name="P4" draw:layer="layout" svg:width="22.86cm" svg:height="10.16cm" svg:x="2.54cm" svg:y="3.81cm" presentation:class="outline" presentation:user-transformed="true">
          <draw:text-box>
            <text:list text:style-name="L2">
              <text:list-item>
                <text:p><text:span text:style-name="T20">Lack of </text:span><text:span text:style-name="T20">authentic work </text:span><text:span text:style-name="T20">reviews</text:span></text:p>
                <text:list>
                  <text:list-item>
                    <text:p><text:span text:style-name="T20">Difficulty in </text:span><text:span text:style-name="T20">recruitment.</text:span></text:p>
                    <text:list>
                      <text:list-item>
                        <text:p><text:span text:style-name="T20">Recomme</text:span><text:span text:style-name="T20">ndations </text:span><text:span text:style-name="T20">(LinkedIn): </text:span></text:p>
                        <text:list>
                          <text:list-item>
                            <text:p><text:span text:style-name="T20"><text:s/></text:span><text:span text:style-name="T20">Only </text:span><text:span text:style-name="T20">helpful </text:span><text:span text:style-name="T20">for </text:span><text:span text:style-name="T20">people </text:span><text:span text:style-name="T20">who </text:span><text:span text:style-name="T20">belongs </text:span><text:span text:style-name="T20">to </text:span><text:span text:style-name="T20">leaders</text:span><text:span text:style-name="T20">hip </text:span><text:span text:style-name="T20">roles.</text:span></text:p>
                          </text:list-item>
                        </text:list>
                      </text:list-item>
                      <text:list-item>
                        <text:p><text:span text:style-name="T20">Work </text:span><text:span text:style-name="T20">Reviews </text:span><text:span text:style-name="T20">(Fiverr): </text:span></text:p>
                        <text:list>
                          <text:list-item>
                            <text:p><text:span text:style-name="T20"><text:s/></text:span><text:span text:style-name="T20">Only </text:span><text:span text:style-name="T20">helpful </text:span><text:span text:style-name="T20">for </text:span><text:span text:style-name="T20">people </text:span><text:span text:style-name="T20">doing </text:span><text:span text:style-name="T20">well </text:span><text:span text:style-name="T20">defined </text:span><text:span text:style-name="T20">work, </text:span><text:span text:style-name="T20">not for </text:span><text:span text:style-name="T20">leaders</text:span><text:span text:style-name="T20">hip </text:span><text:span text:style-name="T20">roles.</text:span></text:p>
                          </text:list-item>
                        </text:list>
                      </text:list-item>
                    </text:list>
                  </text:list-item>
                  <text:list-item>
                    <text:p><text:span text:style-name="T20">Difficulty in </text:span><text:span text:style-name="T20">team </text:span><text:span text:style-name="T20">formation. </text:span></text:p>
                    <text:list>
                      <text:list-item>
                        <text:p><text:span text:style-name="T20">A good </text:span><text:span text:style-name="T20">team </text:span><text:span text:style-name="T20">requires </text:span><text:span text:style-name="T20">combinati</text:span><text:span text:style-name="T20">on of </text:span><text:span text:style-name="T20">leaders </text:span><text:span text:style-name="T20">(thinkers) </text:span><text:span text:style-name="T20">and </text:span><text:span text:style-name="T20">workers </text:span><text:span text:style-name="T20">(doers), </text:span><text:span text:style-name="T20">finding </text:span><text:span text:style-name="T20">both with </text:span><text:span text:style-name="T20">higher </text:span><text:span text:style-name="T20">credibility </text:span><text:span text:style-name="T20">on same </text:span><text:span text:style-name="T20">platform </text:span><text:span text:style-name="T20">isn’t really </text:span><text:span text:style-name="T20">easy.</text:span></text:p>
                      </text:list-item>
                    </text:list>
                  </text:list-item>
                  <text:list-item>
                    <text:p><text:span text:style-name="T20">Difficulty in </text:span><text:span text:style-name="T20">investments/</text:span><text:span text:style-name="T20">loans for </text:span><text:span text:style-name="T20">new </text:span><text:span text:style-name="T20">ventures. </text:span></text:p>
                  </text:list-item>
                </text:list>
                <text:p><text:span text:style-name="T20"/></text:p>
              </text:list-item>
              <text:list-item>
                <text:p><text:span text:style-name="T20">Lack of work </text:span><text:span text:style-name="T20">flexibility</text:span></text:p>
                <text:list>
                  <text:list-item>
                    <text:p><text:span text:style-name="T20">Prevent </text:span><text:span text:style-name="T20">people doing </text:span><text:span text:style-name="T20">experiments </text:span><text:span text:style-name="T20">and starting </text:span><text:span text:style-name="T20">out their own </text:span><text:span text:style-name="T20">venture </text:span><text:span text:style-name="T20">which </text:span><text:span text:style-name="T20">ultimately </text:span><text:span text:style-name="T20">reduce the </text:span><text:span text:style-name="T20">speed of </text:span><text:span text:style-name="T20">innovation.</text:span></text:p>
                  </text:list-item>
                </text:list>
                <text:p><text:span text:style-name="T20"/></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546cm" presentation:class="title" presentation:user-transformed="true">
          <draw:text-box>
            <text:p><text:span text:style-name="T1">Solutions</text:span></text:p>
          </draw:text-box>
        </draw:frame>
        <draw:frame presentation:style-name="pr4" draw:text-style-name="P4" draw:layer="layout" svg:width="22.516cm" svg:height="11.43cm" svg:x="2.884cm" svg:y="3.175cm" presentation:class="outline" presentation:user-transformed="true">
          <draw:text-box>
            <text:list text:style-name="L2">
              <text:list-item>
                <text:p>Lack of authentic work reviews</text:p>
                <text:list>
                  <text:list-item>
                    <text:p><text:span text:style-name="T20">Difficulty in </text:span><text:span text:style-name="T20">recruitment, </text:span><text:span text:style-name="T20">team </text:span><text:span text:style-name="T20">formation </text:span><text:span text:style-name="T20">and </text:span><text:span text:style-name="T20">investments/</text:span><text:span text:style-name="T20">loans.</text:span></text:p>
                    <text:list>
                      <text:list-item>
                        <text:p><text:span text:style-name="T20">We can </text:span><text:span text:style-name="T20">improve </text:span><text:span text:style-name="T20">recommen</text:span><text:span text:style-name="T20">dations </text:span><text:span text:style-name="T20">and work </text:span><text:span text:style-name="T20">reviews </text:span><text:span text:style-name="T20">authenticit</text:span><text:span text:style-name="T20">y by </text:span><text:span text:style-name="T20">publishing </text:span><text:span text:style-name="T20">it on </text:span><text:span text:style-name="T20">blockchain</text:span><text:span text:style-name="T20">. </text:span></text:p>
                        <text:p><text:span text:style-name="T20"/></text:p>
                      </text:list-item>
                    </text:list>
                  </text:list-item>
                </text:list>
              </text:list-item>
              <text:list-item>
                <text:p text:style-name="P5"><text:span text:style-name="T20">Lack of work </text:span><text:span text:style-name="T20">flexibility</text:span></text:p>
                <text:list>
                  <text:list-item>
                    <text:p><text:span text:style-name="T20">We can </text:span><text:span text:style-name="T20">improve it </text:span><text:span text:style-name="T20">with the help </text:span><text:span text:style-name="T20">of service </text:span><text:span text:style-name="T20">oriented </text:span><text:span text:style-name="T20">architecture </text:span><text:span text:style-name="T20">(SOA) for </text:span><text:span text:style-name="T20">work. </text:span></text:p>
                    <text:list>
                      <text:list-item>
                        <text:p><text:span text:style-name="T20">Every </text:span><text:span text:style-name="T20">work </text:span><text:span text:style-name="T20">should be </text:span><text:span text:style-name="T20">done by a </text:span><text:span text:style-name="T20">service.</text:span></text:p>
                        <text:list>
                          <text:list-item>
                            <text:p><text:span text:style-name="T20"><text:s/></text:span><text:span text:style-name="T20">Everyon</text:span><text:span text:style-name="T20">e </text:span><text:span text:style-name="T20">should </text:span><text:span text:style-name="T20">be able </text:span><text:span text:style-name="T20">to </text:span><text:span text:style-name="T20">create </text:span><text:span text:style-name="T20">service</text:span></text:p>
                          </text:list-item>
                          <text:list-item>
                            <text:p><text:span text:style-name="T20"><text:s/></text:span><text:span text:style-name="T20">Each </text:span><text:span text:style-name="T20">service </text:span><text:span text:style-name="T20">must </text:span><text:span text:style-name="T20">hold </text:span><text:span text:style-name="T20">flexibilit</text:span><text:span text:style-name="T20">y to add </text:span><text:span text:style-name="T20">or </text:span><text:span text:style-name="T20">remove </text:span><text:span text:style-name="T20">member</text:span><text:span text:style-name="T20">s</text:span></text:p>
                          </text:list-item>
                          <text:list-item>
                            <text:p><text:span text:style-name="T20"><text:s/></text:span><text:span text:style-name="T20">Multiple </text:span><text:span text:style-name="T20">services </text:span><text:span text:style-name="T20">can </text:span><text:span text:style-name="T20">merge </text:span><text:span text:style-name="T20">themsel</text:span><text:span text:style-name="T20">ves and </text:span><text:span text:style-name="T20">form a </text:span><text:span text:style-name="T20">compan</text:span><text:span text:style-name="T20">y</text:span></text:p>
                            <text:list>
                              <text:list-item>
                                <text:p><text:span text:style-name="T20">To </text:span><text:span text:style-name="T20">serve </text:span><text:span text:style-name="T20">a </text:span><text:span text:style-name="T20">partic</text:span><text:span text:style-name="T20">ular </text:span><text:span text:style-name="T20">mark</text:span><text:span text:style-name="T20">et </text:span><text:span text:style-name="T20">need </text:span><text:span text:style-name="T20">or </text:span><text:span text:style-name="T20">faster </text:span><text:span text:style-name="T20">exec</text:span><text:span text:style-name="T20">ution </text:span><text:span text:style-name="T20">of </text:span><text:span text:style-name="T20">tasks</text:span></text:p>
                              </text:list-item>
                              <text:list-item>
                                <text:p><text:span text:style-name="T20">To </text:span><text:span text:style-name="T20">impro</text:span><text:span text:style-name="T20">ve </text:span><text:span text:style-name="T20">their </text:span><text:span text:style-name="T20">reach </text:span><text:span text:style-name="T20">or </text:span><text:span text:style-name="T20">mark</text:span><text:span text:style-name="T20">eting.</text:span></text:p>
                              </text:list-item>
                            </text:list>
                          </text:list-item>
                        </text:list>
                      </text:list-item>
                    </text:list>
                  </text:list-item>
                  <text:list-item>
                    <text:p><text:span text:style-name="T20">Flexibility in </text:span><text:span text:style-name="T20">work will </text:span><text:span text:style-name="T20">give people </text:span><text:span text:style-name="T20">more </text:span><text:span text:style-name="T20">experimentat</text:span><text:span text:style-name="T20">ion time </text:span></text:p>
                    <text:list>
                      <text:list-item>
                        <text:p><text:span text:style-name="T20">Speed up </text:span><text:span text:style-name="T20">the </text:span><text:span text:style-name="T20">innovation </text:span></text:p>
                        <text:p><text:span text:style-name="T20"/></text:p>
                      </text:list-item>
                    </text:list>
                  </text:list-item>
                </text:list>
                <text:p><text:span text:style-name="T20"/></text:p>
                <text:list>
                  <text:list-item>
                    <text:list>
                      <text:list-item>
                        <text:list>
                          <text:list-header>
                            <text:p><text:span text:style-name="T20"/></text:p>
                            <text:list>
                              <text:list-header>
                                <text:p><text:span text:style-name="T20"/></text:p>
                                <text:p><text:span text:style-name="T20"/></text:p>
                              </text:list-header>
                            </text:list>
                          </text:list-header>
                        </text:list>
                        <text:p><text:span text:style-name="T20"/></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5" draw:text-style-name="P6" draw:layer="layout" svg:width="25.199cm" svg:height="2.629cm" svg:x="1.4cm" svg:y="0.628cm" presentation:class="title">
          <draw:text-box>
            <text:p text:style-name="P6"><text:span text:style-name="T1">Total Addressable Market (TAM)</text:span></text:p>
          </draw:text-box>
        </draw:frame>
        <draw:g>
          <draw:custom-shape draw:style-name="gr2" draw:text-style-name="P7" draw:layer="layout" svg:width="8.89cm" svg:height="8.89cm" svg:x="2.746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8" draw:layer="layout" svg:width="8.125cm" svg:height="5.205cm" svg:x="2.658cm" svg:y="6.985cm" presentation:class="outline" presentation:user-transformed="true">
            <draw:text-box>
              <text:list text:style-name="L2">
                <text:list-header>
                  <text:p text:style-name="P8"><text:span text:style-name="T4">Current Market </text:span><text:span text:style-name="T4">(TAM)</text:span></text:p>
                  <text:p text:style-name="P8"><text:span text:style-name="T1">300 Million Total </text:span><text:span text:style-name="T1">Users</text:span></text:p>
                  <text:p text:style-name="P8"><text:span text:style-name="T5">150 Million Authentic </text:span><text:span text:style-name="T5">Users</text:span></text:p>
                  <text:p text:style-name="P8"><text:span text:style-name="T6">50 Million Paid Users </text:span></text:p>
                  <text:p text:style-name="P8"><text:span text:style-name="T7">(33% of Authentic Users)</text:span></text:p>
                  <text:p text:style-name="P8"><text:span text:style-name="T8">$ 48 Billion USD</text:span></text:p>
                </text:list-header>
              </text:list>
            </draw:text-box>
          </draw:frame>
        </draw:g>
        <draw:frame presentation:style-name="pr11" draw:text-style-name="P11" draw:layer="layout" svg:width="9.586cm" svg:height="2.593cm" svg:x="13.335cm" svg:y="6.35cm" presentation:class="subtitle" presentation:user-transformed="true">
          <draw:text-box draw:corner-radius="0.696cm">
            <text:list text:style-name="L1">
              <text:list-header>
                <text:p text:style-name="P9"><text:span text:style-name="T9">LinkedIn</text:span></text:p>
                <text:list>
                  <text:list-item>
                    <text:p text:style-name="P10"><text:span text:style-name="T2">300 Million Monthly Active users</text:span></text:p>
                  </text:list-item>
                  <text:list-item>
                    <text:p text:style-name="P10"><text:span text:style-name="T2">150 Million Authentic Profiles</text:span></text:p>
                  </text:list-item>
                  <text:list-item>
                    <text:p text:style-name="P10"><text:span text:style-name="T2">50 Million Paid Users</text:span></text:p>
                  </text:list-item>
                </text:list>
              </text:list-header>
            </text:list>
          </draw:text-box>
        </draw:frame>
        <draw:frame presentation:style-name="pr7" draw:text-style-name="P13" draw:layer="layout" svg:width="8.89cm" svg:height="1.071cm" svg:x="8.89cm" svg:y="2.739cm">
          <draw:text-box>
            <text:p text:style-name="P12"><text:span text:style-name="T9">Top Down Analysis</text:span></text:p>
          </draw:text-box>
        </draw:frame>
        <draw:frame draw:style-name="gr10" draw:text-style-name="P31" draw:layer="layout" svg:width="9.269cm" svg:height="1.917cm" svg:x="13.77cm" svg:y="9.525cm">
          <draw:text-box>
            <text:p><text:span text:style-name="T13">In 2016, Microsoft bought LinkedIn at </text:span></text:p>
            <text:p><text:span text:style-name="T13">$ 26 Billion USD which represents 50% </text:span></text:p>
            <text:p><text:span text:style-name="T13">of total online recruitment business</text:span></text:p>
          </draw:text-box>
        </draw:frame>
        <presentation:notes draw:style-name="dp1">
          <draw:page-thumbnail draw:style-name="gr1" draw:layer="layout" svg:width="18.624cm" svg:height="10.476cm" svg:x="1.482cm" svg:y="2.123cm" draw:page-number="10" presentation:class="page"/>
          <draw:frame presentation:style-name="pr3" draw:text-style-name="P1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5" draw:text-style-name="P6" draw:layer="layout" svg:width="25.199cm" svg:height="2.629cm" svg:x="1.4cm" svg:y="0.628cm" presentation:class="title">
          <draw:text-box>
            <text:p text:style-name="P6"><text:span text:style-name="T1">Total Addressable Market </text:span></text:p>
          </draw:text-box>
        </draw:frame>
        <draw:g>
          <draw:custom-shape draw:style-name="gr2" draw:text-style-name="P7" draw:layer="layout" svg:width="8.89cm" svg:height="8.89cm" svg:x="2.54cm" svg:y="5.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4" draw:text-style-name="P16" draw:layer="layout" svg:width="8.255cm" svg:height="5.205cm" svg:x="2.398cm" svg:y="7.006cm" presentation:class="outline" presentation:user-transformed="true">
            <draw:text-box>
              <text:list text:style-name="L2">
                <text:list-header>
                  <text:p text:style-name="P15"><text:span text:style-name="T4">Potential TAM</text:span></text:p>
                  <text:p text:style-name="P8"><text:span text:style-name="T1">1.5 Billion Total </text:span><text:span text:style-name="T1">Users*</text:span></text:p>
                  <text:p text:style-name="P8"><text:span text:style-name="T5">3 Million sellers create 1 </text:span><text:span text:style-name="T5">Billion USD valuation for </text:span><text:span text:style-name="T5">Fiverr</text:span></text:p>
                  <text:p text:style-name="P8"><text:span text:style-name="T5">1.5 Billion people might </text:span><text:span text:style-name="T5">help create </text:span><text:span text:style-name="T8">$ 500 </text:span><text:span text:style-name="T8">Billion USD*</text:span></text:p>
                </text:list-header>
              </text:list>
            </draw:text-box>
          </draw:frame>
        </draw:g>
        <draw:frame presentation:style-name="pr12" draw:text-style-name="P18" draw:layer="layout" svg:width="13.396cm" svg:height="6.985cm" svg:x="12.7cm" svg:y="5.715cm" presentation:class="subtitle" presentation:user-transformed="true">
          <draw:text-box>
            <text:list text:style-name="L1">
              <text:list-header>
                <text:p text:style-name="P17"><text:span text:style-name="T14"/></text:p>
                <text:p text:style-name="P17"><text:span text:style-name="T13"/></text:p>
              </text:list-header>
              <text:list-item>
                <text:p text:style-name="P17"><text:span text:style-name="T13">3 Million sellers create 1 Billion USD valuation for Fiverr,</text:span></text:p>
                <text:p text:style-name="P17"><text:span text:style-name="T13">1.5 Billion people might create 500 Billion USD valuation </text:span></text:p>
                <text:p text:style-name="P17"><text:span text:style-name="T13"/></text:p>
              </text:list-item>
              <text:list-item>
                <text:p text:style-name="P17"><text:span text:style-name="T13">Total number of adults work in formal sector = 1.5 Billion, whereas 3 Billion works in informal sector out of total 4.5 Billion population in working age group.</text:span><text:span text:style-name="T13"><text:line-break/></text:span><text:span text:style-name="T13"/></text:p>
              </text:list-item>
              <text:list-item>
                <text:p text:style-name="P17"><text:span text:style-name="T13">Total number of people using digital banking = 2.5 Billion</text:span><text:span text:style-name="T13"><text:line-break/></text:span><text:span text:style-name="T13"> <text:s/></text:span></text:p>
              </text:list-item>
            </text:list>
          </draw:text-box>
        </draw:frame>
        <draw:frame presentation:style-name="pr7" draw:text-style-name="P13" draw:layer="layout" svg:width="8.89cm" svg:height="1.071cm" svg:x="9.525cm" svg:y="2.739cm">
          <draw:text-box>
            <text:p text:style-name="P12"><text:span text:style-name="T9">Bottom Up Analysis - Part I</text:span></text:p>
          </draw:text-box>
        </draw:frame>
        <presentation:notes draw:style-name="dp1">
          <draw:page-thumbnail draw:style-name="gr1" draw:layer="layout" svg:width="18.624cm" svg:height="10.476cm" svg:x="1.482cm" svg:y="2.123cm" draw:page-number="11" presentation:class="page"/>
          <draw:frame presentation:style-name="pr3" draw:text-style-name="P1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5" draw:text-style-name="P6" draw:layer="layout" svg:width="25.199cm" svg:height="2.629cm" svg:x="1.4cm" svg:y="0.628cm" presentation:class="title">
          <draw:text-box>
            <text:p text:style-name="P6"><text:span text:style-name="T1">Total Addressable Market </text:span></text:p>
          </draw:text-box>
        </draw:frame>
        <draw:frame presentation:style-name="pr13" draw:text-style-name="P18" draw:layer="layout" svg:width="12.403cm" svg:height="7.62cm" svg:x="12.997cm" svg:y="5.715cm" presentation:class="subtitle" presentation:user-transformed="true">
          <draw:text-box>
            <text:list text:style-name="L1">
              <text:list-header>
                <text:p text:style-name="P17"><text:span text:style-name="T11"/></text:p>
              </text:list-header>
              <text:list-item>
                <text:p text:style-name="P17"><text:span text:style-name="T11">Work Reviews Authenticity </text:span><text:span text:style-name="T10">: It helps evaluating a person’s working abilities and financial capabilities</text:span></text:p>
                <text:p text:style-name="P17"><text:span text:style-name="T10"/></text:p>
                <text:list>
                  <text:list-item>
                    <text:p text:style-name="P17"><text:span text:style-name="T11">Insurance </text:span><text:span text:style-name="T10">: Evaluation of Person’s financial capabilities helps companies develop better Insurance Policies to protect people financially from various kinds of catastrophic incidents. </text:span></text:p>
                  </text:list-item>
                </text:list>
                <text:p text:style-name="P17"><text:span text:style-name="T11"/></text:p>
                <text:list>
                  <text:list-item>
                    <text:p text:style-name="P17"><text:span text:style-name="T11">Finances, Banking and Asset Management </text:span><text:span text:style-name="T10">: Evaluation of Person’s financial capabilities enable financial institutions to deploy financial resources faster with low risks in order to speed up the economic growth of entire state or country. <text:s/></text:span></text:p>
                  </text:list-item>
                </text:list>
              </text:list-item>
            </text:list>
          </draw:text-box>
        </draw:frame>
        <draw:frame presentation:style-name="pr7" draw:text-style-name="P13" draw:layer="layout" svg:width="8.89cm" svg:height="1.071cm" svg:x="9.525cm" svg:y="2.739cm">
          <draw:text-box>
            <text:p text:style-name="P12"><text:span text:style-name="T9">Bottom Up Analysis – Part II</text:span></text:p>
          </draw:text-box>
        </draw:frame>
        <draw:g>
          <draw:custom-shape draw:style-name="gr3" draw:text-style-name="P20" draw:layer="layout" svg:width="4.445cm" svg:height="1.905cm" svg:x="1.27cm" svg:y="8.89cm">
            <text:p text:style-name="P19"><text:span text:style-name="T10">Insurance </text:span></text:p>
            <text:p text:style-name="P19"><text:span text:style-name="T15">($ 5 Trillion USD+ currentl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1" draw:text-style-name="P23" draw:layer="layout" svg:width="4.149cm" svg:height="3.175cm" svg:x="7.62cm" svg:y="10.795cm">
            <text:p text:style-name="P21"><text:span text:style-name="T17">Banking, Finance and Asset Management.</text:span><text:span text:style-name="T17"><text:line-break/></text:span><text:span text:style-name="T10">(</text:span><text:span text:style-name="T15">$ 25 Trillion USD+</text:span></text:p>
            <text:p text:style-name="P21"><text:span text:style-name="T15">Or ¼ of world economy</text:span><text:span text:style-name="T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0" draw:layer="layout" svg:width="4.149cm" svg:height="1.905cm" svg:x="7.62cm" svg:y="6.985cm">
            <text:p text:style-name="P19"><text:span text:style-name="T10">Workoso app</text:span></text:p>
            <text:p text:style-name="P21"><text:span text:style-name="T15">($ 500 Billion USD+ </text:span><text:span text:style-name="T18">on</text:span><text:span text:style-name="T15"> successfu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24" draw:layer="layout" svg:width="0.635cm" svg:height="8.387cm" svg:x="6.35cm" svg:y="6.35cm">
          <text:p/>
          <draw:enhanced-geometry svg:viewBox="0 0 88 21600" draw:glue-points="44 ?f6 44 0 0 10800 44 21600 88 10800" draw:text-areas="0 ?f6 88 ?f3" draw:type="can" draw:modifiers="673.8706820194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6" draw:layer="layout" svg:width="5.715cm" svg:height="5.219cm" svg:x="0.635cm" svg:y="0.496cm">
          <draw:text-box>
            <text:p text:style-name="P25"><text:span text:style-name="T11">Analysis Methodology </text:span></text:p>
            <text:p text:style-name="P25"><text:span text:style-name="T11">reference : Uber</text:span></text:p>
            <text:p text:style-name="P25"><text:span text:style-name="T11"/></text:p>
            <text:p text:style-name="P25"><text:span text:style-name="T18"> </text:span><text:span text:style-name="T18">Uber mentioned 4 Billion USD <text:s/>(Top down) global market in pitch deck and after successful execution of same concept with slight variation it got evolved into 11 subsidiary and 75 Billion USD Market Cap and got into 7 Trillion USD <text:s/>(Bottom up) Transportation Market</text:span></text:p>
          </draw:text-box>
        </draw:frame>
        <draw:frame draw:style-name="gr9" draw:text-style-name="P28" draw:layer="layout" svg:width="5.08cm" svg:height="1.979cm" svg:x="0.635cm" svg:y="13.335cm">
          <draw:text-box>
            <text:p text:style-name="P27"><text:span text:style-name="T19">Potential Marketing funnel which could be built on the success of Workoso app</text:span></text:p>
          </draw:text-box>
        </draw:frame>
        <presentation:notes draw:style-name="dp1">
          <draw:page-thumbnail draw:style-name="gr1" draw:layer="layout" svg:width="18.624cm" svg:height="10.476cm" svg:x="1.482cm" svg:y="2.123cm" draw:page-number="12" presentation:class="page"/>
          <draw:frame presentation:style-name="pr3" draw:text-style-name="P1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Linkhelp App</text:span></text:p>
          </draw:text-box>
        </draw:frame>
        <draw:frame presentation:style-name="pr10" draw:text-style-name="P2" draw:layer="layout" svg:width="24cm" svg:height="1.905cm" svg:x="1.905cm" svg:y="12.065cm" presentation:class="subtitle" presentation:user-transformed="true">
          <draw:text-box>
            <text:p><text:span text:style-name="T2">Boosting economy by improving work review authenticity and work flexibility</text:span></text:p>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text-style-name="P30" draw:layer="layout" svg:width="25.199cm" svg:height="2.629cm" svg:x="1.4cm" svg:y="0.628cm" presentation:class="title" presentation:user-transformed="true">
          <draw:text-box>
            <text:p text:style-name="P29"><text:span text:style-name="T1">Discussion apps in 2022</text:span></text:p>
          </draw:text-box>
        </draw:frame>
        <draw:frame presentation:style-name="pr4" draw:text-style-name="P33" draw:layer="layout" svg:width="22.86cm" svg:height="10.16cm" svg:x="2.54cm" svg:y="3.81cm" presentation:class="outline" presentation:user-transformed="true">
          <draw:text-box>
            <text:list text:style-name="L2">
              <text:list-item>
                <text:p text:style-name="P32"><text:span text:style-name="T5">Discussions/Answers </text:span><text:span text:style-name="T5">aren’t helping people </text:span><text:span text:style-name="T5">make decisions </text:span></text:p>
                <text:list>
                  <text:list-item>
                    <text:p text:style-name="P32"><text:span text:style-name="T5">Lack of context in </text:span><text:span text:style-name="T5">answers </text:span></text:p>
                    <text:list>
                      <text:list-item>
                        <text:p text:style-name="P32"><text:span text:style-name="T5">One answer </text:span><text:span text:style-name="T5">can’t be useful in </text:span><text:span text:style-name="T5">all context, it </text:span><text:span text:style-name="T5">may be correct </text:span><text:span text:style-name="T5">but not </text:span><text:span text:style-name="T5">necessarily </text:span><text:span text:style-name="T5">helpful to make </text:span><text:span text:style-name="T5">people </text:span><text:span text:style-name="T5">understand </text:span><text:span text:style-name="T5">things. </text:span></text:p>
                      </text:list-item>
                      <text:list-item>
                        <text:p text:style-name="P32"><text:span text:style-name="T5">No proper </text:span><text:span text:style-name="T5">context definition </text:span><text:span text:style-name="T5">make </text:span><text:span text:style-name="T5">“upvote/downvot</text:span><text:span text:style-name="T5">e” useless for </text:span><text:span text:style-name="T5">most cases as </text:span><text:span text:style-name="T5">people aren’t </text:span><text:span text:style-name="T5">searching for </text:span><text:span text:style-name="T5">questions which </text:span><text:span text:style-name="T5">are highly </text:span><text:span text:style-name="T5">objective in </text:span><text:span text:style-name="T5">nature say, </text:span><text:span text:style-name="T5">“What is capital </text:span><text:span text:style-name="T5">of USA?” on </text:span><text:span text:style-name="T5">discussion sites </text:span><text:span text:style-name="T5">like Quora, </text:span><text:span text:style-name="T5">Reddit etc.</text:span></text:p>
                      </text:list-item>
                    </text:list>
                  </text:list-item>
                  <text:list-item>
                    <text:p text:style-name="P32"><text:span text:style-name="T5">Poll feature is limited </text:span><text:span text:style-name="T5">to “one user one </text:span><text:span text:style-name="T5">vote” which restricts </text:span><text:span text:style-name="T5">it’s use-cases.</text:span><text:span text:style-name="T5"><text:line-break/></text:span><text:span text:style-name="T5"/></text:p>
                  </text:list-item>
                </text:list>
              </text:list-item>
              <text:list-item>
                <text:p text:style-name="P32"><text:span text:style-name="T5">Difficulty in </text:span><text:span text:style-name="T5">implementing decisions </text:span><text:span text:style-name="T5">due to </text:span></text:p>
                <text:list>
                  <text:list-item>
                    <text:p text:style-name="P32"><text:span text:style-name="T5">Lower one-one </text:span><text:span text:style-name="T5">interaction</text:span></text:p>
                  </text:list-item>
                  <text:list-item>
                    <text:p text:style-name="P32"><text:span text:style-name="T5">Lack of </text:span><text:span text:style-name="T5">accountability and </text:span><text:span text:style-name="T5">transparency.</text:span></text:p>
                  </text:list-item>
                </text:list>
              </text:list-item>
            </text:list>
          </draw:text-box>
        </draw:fram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2.629cm" svg:x="1.4cm" svg:y="0.546cm" presentation:class="title" presentation:user-transformed="true">
          <draw:text-box>
            <text:p><text:span text:style-name="T1">Solutions</text:span></text:p>
          </draw:text-box>
        </draw:frame>
        <draw:frame presentation:style-name="pr4" draw:text-style-name="P4" draw:layer="layout" svg:width="22.86cm" svg:height="11.43cm" svg:x="2.54cm" svg:y="3.175cm" presentation:class="outline" presentation:user-transformed="true">
          <draw:text-box>
            <text:list text:style-name="L2">
              <text:list-item>
                <text:p>Discussions/Answers aren’t helping people make decisions </text:p>
                <text:list>
                  <text:list-item>
                    <text:p><text:span text:style-name="T20">Lack of </text:span><text:span text:style-name="T20">context in </text:span><text:span text:style-name="T20">answers </text:span></text:p>
                    <text:list>
                      <text:list-item>
                        <text:p><text:span text:style-name="T20">We can </text:span><text:span text:style-name="T20">improve </text:span><text:span text:style-name="T20">the quality </text:span><text:span text:style-name="T20">of </text:span><text:span text:style-name="T20">answers </text:span><text:span text:style-name="T20">with the </text:span><text:span text:style-name="T20">help of </text:span><text:span text:style-name="T20">“context” </text:span><text:span text:style-name="T20">tags.</text:span></text:p>
                      </text:list-item>
                    </text:list>
                  </text:list-item>
                  <text:list-item>
                    <text:p><text:span text:style-name="T20">Poll feature </text:span><text:span text:style-name="T20">is limited to </text:span><text:span text:style-name="T20">“one user </text:span><text:span text:style-name="T20">one vote”</text:span></text:p>
                    <text:list>
                      <text:list-item>
                        <text:p><text:span text:style-name="T20">We can </text:span><text:span text:style-name="T20">do </text:span><text:span text:style-name="T20">“weighted </text:span><text:span text:style-name="T20">polls” on </text:span><text:span text:style-name="T20">the basis </text:span><text:span text:style-name="T20">of </text:span><text:span text:style-name="T20">“context” </text:span><text:span text:style-name="T20">tags for </text:span><text:span text:style-name="T20">making </text:span><text:span text:style-name="T20">better </text:span><text:span text:style-name="T20">decisions.</text:span></text:p>
                        <text:p><text:span text:style-name="T20"/></text:p>
                      </text:list-item>
                    </text:list>
                  </text:list-item>
                </text:list>
              </text:list-item>
              <text:list-item>
                <text:p text:style-name="P5"><text:span text:style-name="T20">Difficulty in </text:span><text:span text:style-name="T20">implementing </text:span><text:span text:style-name="T20">decision</text:span></text:p>
                <text:list>
                  <text:list-item>
                    <text:p><text:span text:style-name="T20">Lower one-</text:span><text:span text:style-name="T20">one </text:span><text:span text:style-name="T20">interaction : </text:span></text:p>
                    <text:list>
                      <text:list-item>
                        <text:p><text:span text:style-name="T20">It can be </text:span><text:span text:style-name="T20">improved </text:span><text:span text:style-name="T20">by “Help </text:span><text:span text:style-name="T20">Post” and </text:span><text:span text:style-name="T20">“Help </text:span><text:span text:style-name="T20">Coin” </text:span><text:span text:style-name="T20">feature.</text:span></text:p>
                        <text:list>
                          <text:list-item>
                            <text:p><text:span text:style-name="T20"><text:s/></text:span><text:span text:style-name="T20">Every </text:span><text:span text:style-name="T20">“verified</text:span><text:span text:style-name="T20">” user </text:span><text:span text:style-name="T20">should </text:span><text:span text:style-name="T20">be </text:span><text:span text:style-name="T20">given a </text:span><text:span text:style-name="T20">certain </text:span><text:span text:style-name="T20">amount </text:span><text:span text:style-name="T20">of “help </text:span><text:span text:style-name="T20">coins” </text:span><text:span text:style-name="T20">every </text:span><text:span text:style-name="T20">week.</text:span></text:p>
                          </text:list-item>
                          <text:list-item>
                            <text:p><text:span text:style-name="T20"><text:s/>“</text:span><text:span text:style-name="T20">Help </text:span><text:span text:style-name="T20">coins” </text:span><text:span text:style-name="T20">earned </text:span><text:span text:style-name="T20">by </text:span><text:span text:style-name="T20">helping </text:span><text:span text:style-name="T20">others </text:span><text:span text:style-name="T20">in a </text:span><text:span text:style-name="T20">specific </text:span><text:span text:style-name="T20">“context</text:span><text:span text:style-name="T20">” can be </text:span><text:span text:style-name="T20">utilized </text:span><text:span text:style-name="T20">either </text:span><text:span text:style-name="T20">on </text:span><text:span text:style-name="T20">“polls </text:span><text:span text:style-name="T20">belong </text:span><text:span text:style-name="T20">to that </text:span><text:span text:style-name="T20">specific </text:span><text:span text:style-name="T20">context” </text:span><text:span text:style-name="T20">or </text:span><text:span text:style-name="T20">“asking </text:span><text:span text:style-name="T20">for help </text:span><text:span text:style-name="T20">via help </text:span><text:span text:style-name="T20">posts”.</text:span></text:p>
                            <text:list>
                              <text:list-item>
                                <text:p><text:span text:style-name="T20">If </text:span><text:span text:style-name="T20">some</text:span><text:span text:style-name="T20">one </text:span><text:span text:style-name="T20">helpe</text:span><text:span text:style-name="T20">d </text:span><text:span text:style-name="T20">more </text:span><text:span text:style-name="T20">in the </text:span><text:span text:style-name="T20">conte</text:span><text:span text:style-name="T20">xt </text:span><text:span text:style-name="T20">“educ</text:span><text:span text:style-name="T20">ation” </text:span><text:span text:style-name="T20">then </text:span><text:span text:style-name="T20">he/sh</text:span><text:span text:style-name="T20">e </text:span><text:span text:style-name="T20">must </text:span><text:span text:style-name="T20">hold </text:span><text:span text:style-name="T20">more </text:span><text:span text:style-name="T20">ability </text:span><text:span text:style-name="T20">to </text:span><text:span text:style-name="T20">influe</text:span><text:span text:style-name="T20">nce </text:span><text:span text:style-name="T20">the </text:span><text:span text:style-name="T20">decisi</text:span><text:span text:style-name="T20">on in </text:span><text:span text:style-name="T20">polls </text:span><text:span text:style-name="T20">belon</text:span><text:span text:style-name="T20">g to </text:span><text:span text:style-name="T20">“educ</text:span><text:span text:style-name="T20">ation” </text:span><text:span text:style-name="T20">conte</text:span><text:span text:style-name="T20">xt. </text:span></text:p>
                              </text:list-item>
                            </text:list>
                          </text:list-item>
                        </text:list>
                      </text:list-item>
                    </text:list>
                  </text:list-item>
                  <text:list-item>
                    <text:p><text:span text:style-name="T20">Lack of </text:span><text:span text:style-name="T20">transparency </text:span><text:span text:style-name="T20">and </text:span><text:span text:style-name="T20">accountabilit</text:span><text:span text:style-name="T20">y: </text:span></text:p>
                    <text:list>
                      <text:list-item>
                        <text:p><text:span text:style-name="T20">It can be </text:span><text:span text:style-name="T20">improved </text:span><text:span text:style-name="T20">with the </text:span><text:span text:style-name="T20">help of </text:span><text:span text:style-name="T20">blockchain</text:span><text:span text:style-name="T20">. </text:span></text:p>
                      </text:list-item>
                    </text:list>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presentation:style-name="pr5" draw:text-style-name="P6" draw:layer="layout" svg:width="25.199cm" svg:height="2.629cm" svg:x="1.4cm" svg:y="0.628cm" presentation:class="title">
          <draw:text-box>
            <text:p text:style-name="P6"><text:span text:style-name="T1">Total Addressable Market (TAM)</text:span></text:p>
          </draw:text-box>
        </draw:frame>
        <draw:g>
          <draw:custom-shape draw:style-name="gr13" draw:text-style-name="P7" draw:layer="layout" svg:width="8.686cm" svg:height="8.255cm" svg:x="2.744cm" svg:y="5.0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4" draw:text-style-name="P8" draw:layer="layout" svg:width="7.939cm" svg:height="4.833cm" svg:x="2.658cm" svg:y="6.849cm" presentation:class="outline" presentation:user-transformed="true">
            <draw:text-box>
              <text:list text:style-name="L2">
                <text:list-header>
                  <text:p text:style-name="P8"><text:span text:style-name="T9">Current Market (TAM)</text:span></text:p>
                  <text:p text:style-name="P8"><text:span text:style-name="T2">300 Million monthly users </text:span><text:span text:style-name="T2">produce </text:span><text:span text:style-name="T21">$ 2 Billion USD </text:span><text:span text:style-name="T22">valuation for</text:span><text:span text:style-name="T21"> </text:span><text:span text:style-name="T22">Quora</text:span><text:span text:style-name="T21"> </text:span><text:span text:style-name="T22">and</text:span><text:span text:style-name="T21"> $10 </text:span><text:span text:style-name="T21">Billion USD </text:span><text:span text:style-name="T22">for</text:span><text:span text:style-name="T21"> </text:span><text:span text:style-name="T22">Reddit</text:span><text:span text:style-name="T21"> </text:span></text:p>
                </text:list-header>
                <text:list-item>
                  <text:p text:style-name="P8"><text:span text:style-name="T22">but total valuation of </text:span><text:span text:style-name="T21">Content</text:span><text:span text:style-name="T22"> </text:span><text:span text:style-name="T21">industry</text:span><text:span text:style-name="T22"> is </text:span><text:span text:style-name="T21">$400 Billion USD</text:span></text:p>
                </text:list-item>
              </text:list>
            </draw:text-box>
          </draw:frame>
        </draw:g>
        <draw:frame presentation:style-name="pr11" draw:text-style-name="P11" draw:layer="layout" svg:width="9.586cm" svg:height="1.905cm" svg:x="13.335cm" svg:y="5.715cm" presentation:class="subtitle" presentation:user-transformed="true">
          <draw:text-box draw:corner-radius="0.696cm">
            <text:list text:style-name="L1">
              <text:list-header>
                <text:p text:style-name="P9"><text:span text:style-name="T9">Quora/Reddit </text:span></text:p>
                <text:list>
                  <text:list-item>
                    <text:p text:style-name="P10"><text:span text:style-name="T2">300 Million Monthly Active users</text:span></text:p>
                  </text:list-item>
                </text:list>
              </text:list-header>
            </text:list>
          </draw:text-box>
        </draw:frame>
        <draw:frame presentation:style-name="pr7" draw:text-style-name="P13" draw:layer="layout" svg:width="8.89cm" svg:height="1.071cm" svg:x="8.89cm" svg:y="2.739cm">
          <draw:text-box>
            <text:p text:style-name="P12"><text:span text:style-name="T9">Top Down Analysis</text:span></text:p>
          </draw:text-box>
        </draw:frame>
        <draw:frame draw:style-name="gr14" draw:text-style-name="P31" draw:layer="layout" svg:width="11.081cm" svg:height="5.135cm" svg:x="13.684cm" svg:y="7.976cm">
          <draw:text-box>
            <text:p><text:span text:style-name="T9">Google </text:span></text:p>
            <text:list text:style-name="L1">
              <text:list-item>
                <text:p><text:span text:style-name="T2">275 Billion Monthly Searches.</text:span></text:p>
                <text:list>
                  <text:list-item>
                    <text:p><text:span text:style-name="T13">15% of them or </text:span><text:span text:style-name="T14">40 Billion </text:span><text:span text:style-name="T23">searches </text:span></text:p>
                    <text:p><text:span text:style-name="T24">are</text:span><text:span text:style-name="T14"> questions</text:span><text:span text:style-name="T13">.</text:span></text:p>
                  </text:list-item>
                </text:list>
                <text:p><text:span text:style-name="T13"/></text:p>
              </text:list-item>
              <text:list-item>
                <text:p><text:span text:style-name="T2">Content industry is growing </text:span></text:p>
                <text:p><text:span text:style-name="T2">and currently valued at </text:span></text:p>
                <text:p><text:span text:style-name="T21">$ 400 Billion USD</text:span></text:p>
              </text:list-item>
            </text:list>
          </draw:text-box>
        </draw:frame>
        <presentation:notes draw:style-name="dp1">
          <draw:page-thumbnail draw:style-name="gr1" draw:layer="layout" svg:width="18.624cm" svg:height="10.476cm" svg:x="1.482cm" svg:y="2.123cm" draw:page-number="16" presentation:class="page"/>
          <draw:frame presentation:style-name="pr3" draw:text-style-name="P1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presentation:style-name="pr5" draw:text-style-name="P6" draw:layer="layout" svg:width="25.199cm" svg:height="2.629cm" svg:x="1.4cm" svg:y="0.628cm" presentation:class="title">
          <draw:text-box>
            <text:p text:style-name="P6"><text:span text:style-name="T1">Total Addressable Market </text:span></text:p>
          </draw:text-box>
        </draw:frame>
        <draw:frame presentation:style-name="pr14" draw:text-style-name="P18" draw:layer="layout" svg:width="13.673cm" svg:height="9.007cm" svg:x="12.7cm" svg:y="4.445cm" presentation:class="subtitle" presentation:user-transformed="true">
          <draw:text-box>
            <text:list text:style-name="L1">
              <text:list-header>
                <text:p text:style-name="P17"><text:span text:style-name="T11"/></text:p>
              </text:list-header>
              <text:list-item>
                <text:p text:style-name="P17"><text:span text:style-name="T11">Answers with contexts </text:span><text:span text:style-name="T10">: It helps people finding answers which they can understand more easily </text:span></text:p>
                <text:p text:style-name="P17"><text:span text:style-name="T10"/></text:p>
              </text:list-item>
              <text:list-item>
                <text:p text:style-name="P17"><text:span text:style-name="T11">Polls with contexts :</text:span><text:span text:style-name="T10"> It will help improve internal decision making in smaller communities.</text:span></text:p>
                <text:p text:style-name="P17"><text:span text:style-name="T10"/></text:p>
              </text:list-item>
              <text:list-item>
                <text:p text:style-name="P17"><text:span text:style-name="T11">Help coins</text:span><text:span text:style-name="T10"> : It will improve helpfulness in the society and speed up the process of implementation of schemes or policies</text:span></text:p>
                <text:p text:style-name="P17"><text:span text:style-name="T10"/></text:p>
                <text:list>
                  <text:list-item>
                    <text:p text:style-name="P17"><text:span text:style-name="T11">Social Sector, CSR, NGOs </text:span><text:span text:style-name="T10">: Evaluation of Person’s identity help Social sectors, NGOs evaluate the need of person faster.</text:span></text:p>
                  </text:list-item>
                </text:list>
                <text:p text:style-name="P17"><text:span text:style-name="T11"/></text:p>
                <text:list>
                  <text:list-item>
                    <text:p text:style-name="P17"><text:span text:style-name="T11">Elections, Parliamentary bodies </text:span><text:span text:style-name="T10">: Evaluation of Person’s ability to help in given context help speed up the decision making processes in parliamentary bodies and also it can also help people in better evaluation of candidates for elections.</text:span><text:span text:style-name="T10"><text:line-break/></text:span><text:span text:style-name="T10"><text:line-break/></text:span><text:span text:style-name="T10"/></text:p>
                  </text:list-item>
                </text:list>
              </text:list-item>
            </text:list>
          </draw:text-box>
        </draw:frame>
        <draw:frame presentation:style-name="pr7" draw:text-style-name="P13" draw:layer="layout" svg:width="8.89cm" svg:height="1.071cm" svg:x="9.525cm" svg:y="2.739cm">
          <draw:text-box>
            <text:p text:style-name="P12"><text:span text:style-name="T9">Bottom Up Analysis</text:span></text:p>
          </draw:text-box>
        </draw:frame>
        <draw:g>
          <draw:custom-shape draw:style-name="gr3" draw:text-style-name="P20" draw:layer="layout" svg:width="4.445cm" svg:height="1.905cm" svg:x="1.27cm" svg:y="9.525cm">
            <text:p text:style-name="P21"><text:span text:style-name="T25"><text:line-break/></text:span><text:span text:style-name="T25">Social Sector, CSR, NGOs, Govt Schemes</text:span><text:span text:style-name="T25"><text:line-break/></text:span><text:span text:style-name="T16">(</text:span><text:span text:style-name="T15">$ 400 Billion USD+</text:span><text:span text:style-name="T16">)</text:span></text:p>
            <text:p text:style-name="P19"><text:span text:style-name="T1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15" draw:text-style-name="P35" draw:layer="layout" svg:width="4.149cm" svg:height="1.905cm" draw:transform="skewX (0.0185004900711399) translate (7.655cm 11.43cm)">
            <text:p text:style-name="P34"><text:span text:style-name="T25">Elections,</text:span></text:p>
            <text:p text:style-name="P34"><text:span text:style-name="T25">Parliamentary decision making </text:span></text:p>
            <text:p text:style-name="P34"><text:span text:style-name="T16">with Blockchain</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0" draw:layer="layout" svg:width="4.149cm" svg:height="1.905cm" svg:x="7.62cm" svg:y="6.985cm">
            <text:p text:style-name="P19"><text:span text:style-name="T10">Linkhelp app</text:span></text:p>
            <text:p text:style-name="P21"><text:span text:style-name="T15">($ 400 Billion USD+ </text:span><text:span text:style-name="T18">on</text:span><text:span text:style-name="T15"> successful exec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24" draw:layer="layout" svg:width="0.635cm" svg:height="8.387cm" svg:x="6.35cm" svg:y="6.35cm">
          <text:p/>
          <draw:enhanced-geometry svg:viewBox="0 0 88 21600" draw:glue-points="44 ?f6 44 0 0 10800 44 21600 88 10800" draw:text-areas="0 ?f6 88 ?f3" draw:type="can" draw:modifiers="673.87068201948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26" draw:layer="layout" svg:width="5.715cm" svg:height="5.219cm" svg:x="0.635cm" svg:y="0.496cm">
          <draw:text-box>
            <text:p text:style-name="P25"><text:span text:style-name="T11">Analysis Methodology </text:span></text:p>
            <text:p text:style-name="P25"><text:span text:style-name="T11">reference : Uber</text:span></text:p>
            <text:p text:style-name="P25"><text:span text:style-name="T11"/></text:p>
            <text:p text:style-name="P25"><text:span text:style-name="T18"> </text:span><text:span text:style-name="T18">Uber mentioned 4 Billion USD <text:s/>(Top down) global market in pitch deck and after successful execution of same concept with slight variation it got evolved into 11 subsidiary and 75 Billion USD Market Cap and got into 7 Trillion USD <text:s/>(Bottom up) Transportation Market</text:span></text:p>
          </draw:text-box>
        </draw:frame>
        <draw:frame draw:style-name="gr9" draw:text-style-name="P28" draw:layer="layout" svg:width="5.08cm" svg:height="1.979cm" svg:x="0.635cm" svg:y="13.335cm">
          <draw:text-box>
            <text:p text:style-name="P27"><text:span text:style-name="T19">Potential Marketing funnel which could be built on the success of Linkhelp app</text:span></text:p>
          </draw:text-box>
        </draw:frame>
        <draw:frame draw:style-name="gr16" draw:text-style-name="P31" draw:layer="layout" svg:width="13.335cm" svg:height="1.673cm" svg:x="13.038cm" svg:y="12.932cm">
          <draw:text-box>
            <text:p><text:span text:style-name="T10">Blockchain makes entire process transparent and decentralized so there is no need to worry about the credibility of election results.</text:span></text:p>
          </draw:text-box>
        </draw:frame>
        <presentation:notes draw:style-name="dp1">
          <draw:page-thumbnail draw:style-name="gr1" draw:layer="layout" svg:width="18.624cm" svg:height="10.476cm" svg:x="1.482cm" svg:y="2.123cm" draw:page-number="17"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7T23:34:47.265598715</meta:creation-date>
    <meta:editing-duration>PT10H8M11S</meta:editing-duration>
    <meta:editing-cycles>34</meta:editing-cycles>
    <meta:generator>LibreOffice/7.3.6.2$Linux_X86_64 LibreOffice_project/30$Build-2</meta:generator>
    <dc:date>2022-10-16T18:58:00.135240985</dc:date>
    <meta:document-statistic meta:object-count="140"/>
  </office:meta>
</office:document-meta>
</file>